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/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##Code</text:p>
      <text:p text:style-name="Standard">节点间通信Plugin</text:p>
      <text:p text:style-name="Standard">　　代码在lib/plugins/hbcomm/目录中</text:p>
      <text:p text:style-name="Standard">　　bcast.c<text:tab/>/* 广播 */</text:p>
      <text:p text:style-name="Standard">　　mcast.c<text:tab/>/* 多播 */</text:p>
      <text:p text:style-name="Standard">　　ucast.c<text:tab/>/* 单播 */</text:p>
      <text:p text:style-name="Standard">　　openais.c<text:tab/>/* openais */</text:p>
      <text:p text:style-name="Standard">　　serial.c<text:tab/>/* 串口 */</text:p>
      <text:p text:style-name="Standard">　　ping.c<text:tab/>/* icmp */</text:p>
      <text:p text:style-name="Standard">　　ping_group.c<text:tab/>/* ping一组主机 */</text:p>
      <text:p text:style-name="Standard">　　hbaping.c<text:tab/>/* 光纤总线适配器ping */</text:p>
      <text:p text:style-name="Standard"/>
      <text:p text:style-name="Standard">/* 这个结构的每个函数对应Plugin里的具体函数。*/</text:p>
      <text:p text:style-name="Standard">struct hb_media_fns {</text:p>
      <text:p text:style-name="Standard">struct hb_media*(*new)<text:tab/>(const char * token);<text:tab/>/* 建立媒介 */</text:p>
      <text:p text:style-name="Standard">int<text:tab/>(*parse)<text:tab/>(const char * options);<text:tab/>/* 读取配置文件参数 */</text:p>
      <text:p text:style-name="Standard">int<text:tab/>(*open)<text:tab/>(struct hb_media *mp);<text:tab/>/* 打开 */</text:p>
      <text:p text:style-name="Standard">int<text:tab/>(*close)<text:tab/>(struct hb_media *mp);<text:tab/>/* 关闭 */</text:p>
      <text:p text:style-name="Standard">void*<text:tab/>(*read)<text:tab/>(struct hb_media *mp, int *len );<text:tab/>/* 读 */</text:p>
      <text:p text:style-name="Standard">int<text:tab/>(*write)<text:tab/>(struct hb_media *mp ,<text:tab/>void *msg, int len);<text:tab/>/* 写 */</text:p>
      <text:p text:style-name="Standard">int<text:tab/>(*mtype)<text:tab/>(char **buffer);<text:tab/>/* 获取媒介类型 */</text:p>
      <text:p text:style-name="Standard">int<text:tab/>(*descr)<text:tab/>(char **buffer);<text:tab/>/* 获取媒介描述 */</text:p>
      <text:p text:style-name="Standard">int<text:tab/>(*isping)<text:tab/>(void);<text:tab/>/* 是否ping类型媒介 */</text:p>
      <text:p text:style-name="Standard">};</text:p>
      <text:p text:style-name="Standard"/>
      <text:p text:style-name="Standard">hb_media_fns各功能函数调用之处:</text:p>
      <text:p text:style-name="Standard">new(): config.c的add_option函数</text:p>
      <text:p text:style-name="Standard">parse(): config.c的parse_config函数</text:p>
      <text:p text:style-name="Standard">open(): heartbeat.c的initialize_heartbeat函数</text:p>
      <text:p text:style-name="Standard">close(): heartbeat.c的initialize_heartbeat函数</text:p>
      <text:p text:style-name="Standard">read(): heartbeat.c的read_child函数</text:p>
      <text:p text:style-name="Standard">write(): heartbeat.c的write_child函数</text:p>
      <text:p text:style-name="Standard">mtype(): config.c的parse_config函数</text:p>
      <text:p text:style-name="Standard">descr(): config.c的parse_config函数</text:p>
      <text:p text:style-name="Standard">isping(): 在config.c和hb_api.c被调用</text:p>
      <text:p text:style-name="Standard"/>
      <text:p text:style-name="Standard"/>
      <text:p text:style-name="Standard"/>
      <text:p text:style-name="Standard">节点内IPC通信</text:p>
      <text:p text:style-name="Standard">IPC通信抽象层（include\clplumbing\ipc.h）</text:p>
      <text:p text:style-name="Standard">IPC抽象层数据结构概述：</text:p>
      <text:p text:style-name="Standard">(注：缩进的为该数据结构所属元素)</text:p>
      <text:p text:style-name="Standard">IPC_AUTH<text:tab/>/* 安全认证数据结构 */</text:p>
      <text:p text:style-name="Standard">IPC_WAIT_CONNECTION<text:tab/>/* 等待连接数据结构 */</text:p>
      <text:p text:style-name="Standard">IPC_WAIT_OPS<text:tab/>/* 等待连接函数集 */</text:p>
      <text:p text:style-name="Standard">IPC_CHANNEL<text:tab/>/* 通信管道数据结构 */</text:p>
      <text:p text:style-name="Standard">IPC_OPS<text:tab/>/* 通信管道函数集 */</text:p>
      <text:p text:style-name="Standard">IPC_QUEUE<text:tab/>/* 信息队列 */</text:p>
      <text:p text:style-name="Standard">ipc_bufpool<text:tab/>/* 接收缓冲池，经处理转化为接收队列 */</text:p>
      <text:p text:style-name="Standard">IPC_MESSAGE<text:tab/>/* IPC通信信息数据结构 */</text:p>
      <text:p text:style-name="Standard">IPC_CHANNEL<text:tab/>/* 信息所属通信管道 */</text:p>
      <text:p text:style-name="Standard">SOCKET_MSG_HEAD<text:tab/>/* 信息头数据结构 */</text:p>
      <text:p text:style-name="Standard"><text:soft-page-break/></text:p>
      <text:p text:style-name="Standard"/>
      <text:p text:style-name="Standard">其中2种主要抽象数据结构：</text:p>
      <text:p text:style-name="Standard">/* server端等待客户端的连接 */</text:p>
      <text:p text:style-name="Standard">struct IPC_WAIT_CONNECTION{</text:p>
      <text:p text:style-name="Standard">int<text:tab/>ch_status;<text:tab/>/* wait conn. status.*/</text:p>
      <text:p text:style-name="Standard">void *<text:tab/>ch_private;<text:tab/>/* wait conn. private data. */</text:p>
      <text:p text:style-name="Standard">IPC_WaitOps<text:tab/>*ops;<text:tab/>/* wait conn. function table .*/</text:p>
      <text:p text:style-name="Standard">};</text:p>
      <text:p text:style-name="Standard"/>
      <text:p text:style-name="Standard">/* 活动的通信管道结构 */</text:p>
      <text:p text:style-name="Standard">struct IPC_CHANNEL{</text:p>
      <text:p text:style-name="Standard">int<text:tab/>ch_status;<text:tab/>/* 通道状态 */</text:p>
      <text:p text:style-name="Standard">pid_t<text:tab/>farside_pid;<text:tab/>/* 远端 pid */</text:p>
      <text:p text:style-name="Standard">void*<text:tab/>ch_private;<text:tab/>/* channel private data. (may contain conn. info.) */</text:p>
      <text:p text:style-name="Standard">IPC_Ops*<text:tab/>ops;<text:tab/>/* 通道函数集 */</text:p>
      <text:p text:style-name="Standard">unsigned int<text:tab/>msgpad;<text:tab/>/* 信息前缀字节数 */</text:p>
      <text:p text:style-name="Standard">unsigned int<text:tab/>bytes_remaining;<text:tab/>/* 剩余未发送的字节数 */</text:p>
      <text:p text:style-name="Standard">gboolean<text:tab/>should_send_block;<text:tab/>/* */</text:p>
      <text:p text:style-name="Standard"/>
      <text:p text:style-name="Standard">/* private: */</text:p>
      <text:p text:style-name="Standard">IPC_Queue*<text:tab/>send_queue; /* 发送缓冲 */</text:p>
      <text:p text:style-name="Standard">IPC_Queue*<text:tab/>recv_queue; /* 接收缓冲 */</text:p>
      <text:p text:style-name="Standard"/>
      <text:p text:style-name="Standard">/* 接收缓冲池, 经处理后转化为接收信息队列recv_queue */</text:p>
      <text:p text:style-name="Standard">struct ipc_bufpool* pool;<text:tab/>/* buffer pool */</text:p>
      <text:p text:style-name="Standard"/>
      <text:p text:style-name="Standard">/* 发送的流量控制 */</text:p>
      <text:p text:style-name="Standard">int<text:tab/>high_flow_mark;</text:p>
      <text:p text:style-name="Standard">int<text:tab/>low_flow_mark;</text:p>
      <text:p text:style-name="Standard">void*<text:tab/>high_flow_userdata;</text:p>
      <text:p text:style-name="Standard">void*<text:tab/>low_flow_userdata;</text:p>
      <text:p text:style-name="Standard">flow_callback_t<text:tab/>high_flow_callback;</text:p>
      <text:p text:style-name="Standard">flow_callback_t<text:tab/>low_flow_callback;</text:p>
      <text:p text:style-name="Standard"/>
      <text:p text:style-name="Standard">int<text:tab/>conntype;<text:tab/></text:p>
      <text:p text:style-name="Standard">char<text:tab/>failreason[MAXFAILREASON];</text:p>
      <text:p text:style-name="Standard">};</text:p>
      <text:p text:style-name="Standard"/>
      <text:p text:style-name="Standard"/>
      <text:p text:style-name="Standard">IPC抽象层通信</text:p>
      <text:p text:style-name="Standard">server端:</text:p>
      <text:p text:style-name="Standard">1. 调用ipc_wait_conn_constructor()建立等待连接管道，成功则返回IPC_WaitConnection. </text:p>
      <text:p text:style-name="Standard">2. 通过poll/select来轮询客户请求。使用accept_connection接受连接，返回IPC_Channel。</text:p>
      <text:p text:style-name="Standard"/>
      <text:p text:style-name="Standard">client端：</text:p>
      <text:p text:style-name="Standard">调用ipc_channel_constructor()连接server， 返回IPC_Channel。</text:p>
      <text:p text:style-name="Standard"/>
      <text:p text:style-name="Standard"/>
      <text:p text:style-name="Standard">IPC抽象层的UNIX Domain Socket实现</text:p>
      <text:p text:style-name="Standard"/>
      <text:p text:style-name="Standard">static struct IPC_OPS socket_ops = {</text:p>
      <text:p text:style-name="Standard"><text:soft-page-break/>destroy:<text:tab/>socket_destroy_channel, /* 删除通信管道 */</text:p>
      <text:p text:style-name="Standard">initiate_connection:<text:tab/>socket_initiate_connection,<text:tab/>/* 从client端建立连接 */</text:p>
      <text:p text:style-name="Standard">verify_auth:<text:tab/>socket_verify_auth,<text:tab/>/* 客户端认证信息 */</text:p>
      <text:p text:style-name="Standard">assert_auth:<text:tab/>socket_assert_auth,<text:tab/>/* 断言认证, (未用)*/</text:p>
      <text:p text:style-name="Standard">send:<text:tab/>socket_send,<text:tab/>/* 向管道发送信息 */</text:p>
      <text:p text:style-name="Standard">recv:<text:tab/>socket_recv,<text:tab/>/* 从管道接收信息*/</text:p>
      <text:p text:style-name="Standard">waitin:<text:tab/>socket_waitin,<text:tab/>/* 等待输入信息, (然后读取) */</text:p>
      <text:p text:style-name="Standard">waitout:<text:tab/>socket_waitout,<text:tab/>/* 等待信息输出结束 */</text:p>
      <text:p text:style-name="Standard">is_message_pending:<text:tab/>socket_is_message_pending,<text:tab/>/* 有信息可读或挂断 */</text:p>
      <text:p text:style-name="Standard">is_sending_blocked:<text:tab/>socket_is_output_pending,<text:tab/>/* 输出是否阻塞 */</text:p>
      <text:p text:style-name="Standard">resume_io:<text:tab/>socket_resume_io,<text:tab/>/* 恢复所有可能的ipc操作 */</text:p>
      <text:p text:style-name="Standard">get_send_select_fd:<text:tab/>socket_get_send_fd,<text:tab/>/* 取得发送fd */</text:p>
      <text:p text:style-name="Standard">get_recv_select_fd:<text:tab/>socket_get_recv_fd,<text:tab/>/* 取得接收fd */</text:p>
      <text:p text:style-name="Standard">set_send_qlen:<text:tab/>socket_set_send_qlen,<text:tab/>/* 设置最大发送缓冲长度 */</text:p>
      <text:p text:style-name="Standard">set_recv_qlen:<text:tab/>socket_set_recv_qlen,<text:tab/>/* 设置最大接收缓冲长度*/</text:p>
      <text:p text:style-name="Standard">set_high_flow_callback:<text:tab/>socket_set_high_flow_callback, /* 高流量callback函数 */</text:p>
      <text:p text:style-name="Standard">set_low_flow_callback:<text:tab/>socket_set_low_flow_callback,<text:tab/>/* 低流量callback函数 */</text:p>
      <text:p text:style-name="Standard">new_ipcmsg:<text:tab/>socket_new_ipcmsg,<text:tab/>/* 返回一个新建立的IPC信息 */</text:p>
      <text:p text:style-name="Standard">get_chan_status:<text:tab/>socket_get_chan_status,<text:tab/>/* 返回管道状态 */</text:p>
      <text:p text:style-name="Standard">is_sendq_full:<text:tab/>socket_is_sendq_full,<text:tab/>/* 发送缓冲是否已满 */</text:p>
      <text:p text:style-name="Standard">is_recvq_full:<text:tab/>socket_is_recvq_full,<text:tab/>/* 接收缓冲是否已满 */</text:p>
      <text:p text:style-name="Standard">get_conntype:<text:tab/>socket_get_conntype,<text:tab/>/* 返回管道类型 */</text:p>
      <text:p text:style-name="Standard">/* 可以是IPC_SERVER , IPC_CLIENT , IPC_PEER */</text:p>
      <text:p text:style-name="Standard">};</text:p>
      <text:p text:style-name="Standard"/>
      <text:p text:style-name="Standard"/>
      <text:p text:style-name="Standard">节点间通信Plugin / 节点内通信交叉点</text:p>
      <text:p text:style-name="Standard">主要实现代码在heartbeart.c中</text:p>
      <text:p text:style-name="Standard"/>
      <text:p text:style-name="Standard">Heartbeat通信媒介结构</text:p>
      <text:p text:style-name="Standard">struct hb_media {</text:p>
      <text:p text:style-name="Standard">void *<text:tab/>pd;<text:tab/>/* 自定义数据结构 */</text:p>
      <text:p text:style-name="Standard">const char *<text:tab/>name;<text:tab/>/* 媒介名 */</text:p>
      <text:p text:style-name="Standard">char*<text:tab/>type;<text:tab/>/* 媒介类型 */</text:p>
      <text:p text:style-name="Standard">char*<text:tab/>description;<text:tab/>/* 媒介描述 */</text:p>
      <text:p text:style-name="Standard">const struct hb_media_fns*vf;<text:tab/>/* hbcomm媒介处理函数集 */</text:p>
      <text:p text:style-name="Standard">IPC_Channel*<text:tab/>wchan[2];<text:tab/>/* Unix域写子进程通信管道 */</text:p>
      <text:p text:style-name="Standard">IPC_Channel*<text:tab/>rchan[2];<text:tab/>/* Unix域读子进程通信管道 */</text:p>
      <text:p text:style-name="Standard">};</text:p>
      <text:p text:style-name="Standard"/>
      <text:p text:style-name="Standard"/>
      <text:p text:style-name="Standard">/* heartbeat发送信息集群 */</text:p>
      <text:p text:style-name="Standard">/* 1.发送消息到write_child子进程 */</text:p>
      <text:p text:style-name="Standard">send_cluster_msg{<text:tab/>/* 发送信息到集群 */</text:p>
      <text:p text:style-name="Standard">…</text:p>
      <text:p text:style-name="Standard">process_outbound_packet{ /* 带包重传控制 */</text:p>
      <text:p text:style-name="Standard">send_to_all_media{<text:tab/>/* 发送到所有媒介 */</text:p>
      <text:p text:style-name="Standard">for (j=0; j &lt; nummedia; ++j) {</text:p>
      <text:p text:style-name="Standard">IPC_Channel*<text:tab/>wch = sysmedia[j]-&gt;wchan[P_WRITEFD];</text:p>
      <text:p text:style-name="Standard">…</text:p>
      <text:p text:style-name="Standard">/* 发送到特定传送媒介的写子进程 */</text:p>
      <text:p text:style-name="Standard">wrc=wch-&gt;ops-&gt;send(wch, outmsg);</text:p>
      <text:p text:style-name="Standard"><text:soft-page-break/>}</text:p>
      <text:p text:style-name="Standard">}</text:p>
      <text:p text:style-name="Standard">}</text:p>
      <text:p text:style-name="Standard">}</text:p>
      <text:p text:style-name="Standard"/>
      <text:p text:style-name="Standard">/* 2. write_child写子进程发送消息到集群 */</text:p>
      <text:p text:style-name="Standard">write_child(){</text:p>
      <text:p text:style-name="Standard">IPC_Channel* ourchan =<text:tab/>mp-&gt;wchan[P_READFD];</text:p>
      <text:p text:style-name="Standard">for(;;){</text:p>
      <text:p text:style-name="Standard">/* write_child通过Unix Domain Socket 接收heartbeat信息 */</text:p>
      <text:p text:style-name="Standard">IPC_Message*<text:tab/>ipcmsg = ipcmsgfromIPC(ourchan); /* 调用ops-&gt;recv() */</text:p>
      <text:p text:style-name="Standard">…</text:p>
      <text:p text:style-name="Standard">/* 发送到集群其他节点 */</text:p>
      <text:p text:style-name="Standard">if (mp-&gt;vf-&gt;write(mp, ipcmsg-&gt;msg_body, ipcmsg-&gt;msg_len) != HA_OK) {</text:p>
      <text:p text:style-name="Standard">…… </text:p>
      <text:p text:style-name="Standard">}</text:p>
      <text:p text:style-name="Standard">}</text:p>
      <text:p text:style-name="Standard">}</text:p>
      <text:p text:style-name="Standard"/>
      <text:p text:style-name="Standard"/>
      <text:p text:style-name="Standard">/* 从集群接收信息 */</text:p>
      <text:p text:style-name="Standard">/* 1. read_child读子进程从集群接收消息 */</text:p>
      <text:p text:style-name="Standard">Read_child(){</text:p>
      <text:p text:style-name="Standard">IPC_Channel* ourchan =<text:tab/>mp-&gt;rchan[P_READFD];</text:p>
      <text:p text:style-name="Standard">For(;;){</text:p>
      <text:p text:style-name="Standard">/* 从hbcomm PLUGIN接收 */</text:p>
      <text:p text:style-name="Standard">if ((pkt=mp-&gt;vf-&gt;read(mp, &amp;pktlen)) == NULL) {</text:p>
      <text:p text:style-name="Standard">……</text:p>
      <text:p text:style-name="Standard">}</text:p>
      <text:p text:style-name="Standard">if (NULL != imsg){</text:p>
      <text:p text:style-name="Standard">/* read_child子进程通过UNIX Domain Socket, 发送到heartbeat */</text:p>
      <text:p text:style-name="Standard">rc = ourchan-&gt;ops-&gt;send(ourchan, imsg); </text:p>
      <text:p text:style-name="Standard">rc2 = ourchan-&gt;ops-&gt;waitout(ourchan);</text:p>
      <text:p text:style-name="Standard">…</text:p>
      <text:p text:style-name="Standard">}</text:p>
      <text:p text:style-name="Standard">}</text:p>
      <text:p text:style-name="Standard">}</text:p>
      <text:p text:style-name="Standard"/>
      <text:p text:style-name="Standard">/* 2. heartbeat从read_child子进程接收信息并进行处理 */</text:p>
      <text:p text:style-name="Standard">s = G_main_add_IPC_Channel(PRI_READPKT</text:p>
      <text:p text:style-name="Standard">,<text:tab/>sysmedia[j]-&gt;rchan[P_WRITEFD], FALSE</text:p>
      <text:p text:style-name="Standard">,<text:tab/>read_child_dispatch, sysmedia+j, NULL);</text:p>
      <text:p text:style-name="Standard">read_child_dispatch（）{</text:p>
      <text:p text:style-name="Standard">…</text:p>
      <text:p text:style-name="Standard">msg = msgfromIPC(source, MSG_NEEDAUTH);<text:tab/>/*调用ops-&gt;recv()从read_child读 */</text:p>
      <text:p text:style-name="Standard">process_clustermsg(msg, lnk);<text:tab/>/* 对读到信息进行处理 */</text:p>
      <text:p text:style-name="Standard">}</text:p>
      <text:p text:style-name="Standard"/>
      <text:p text:style-name="Standard"/>
      <text:p text:style-name="Standard"/>
      <text:p text:style-name="Standard">heartbeat API Server端</text:p>
      <text:p text:style-name="Standard">struct api_query_handler query_handler_list[] = {</text:p>
      <text:p text:style-name="Standard"><text:soft-page-break/>{API_SIGNOFF, api_signoff},<text:tab/>/* client登陆 */</text:p>
      <text:p text:style-name="Standard">{API_SETFILTER, api_setfilter},<text:tab/>/* 设置消息过滤 */</text:p>
      <text:p text:style-name="Standard">{API_SETSIGNAL, api_setsignal},<text:tab/>/* 设置消息到达信号通知 */</text:p>
      <text:p text:style-name="Standard">{API_NODELIST, api_nodelist},<text:tab/>/* 获取节点列表 */</text:p>
      <text:p text:style-name="Standard">{API_NODESTATUS, api_nodestatus},<text:tab/>/* 查询节点状态 */</text:p>
      <text:p text:style-name="Standard">{API_NODETYPE, api_nodetype},<text:tab/>/* 查询节点类型 */</text:p>
      <text:p text:style-name="Standard">{API_IFSTATUS, api_ifstatus},<text:tab/>/* 查询心跳状态 */</text:p>
      <text:p text:style-name="Standard">{API_IFLIST, api_iflist},<text:tab/>/* 查询心跳列表 */</text:p>
      <text:p text:style-name="Standard">{API_CLIENTSTATUS, api_clientstatus},<text:tab/>/* 查询client模块状态 */</text:p>
      <text:p text:style-name="Standard">{API_NUMNODES, api_num_nodes},<text:tab/>/* 返回集群普通节点数 */</text:p>
      <text:p text:style-name="Standard">{API_GETPARM, api_get_parameter},<text:tab/>/* 返回特定参数值 */</text:p>
      <text:p text:style-name="Standard">{API_GETRESOURCES, api_get_resources},<text:tab/>/* 返回资源状态(兼容1.2.x以前版本) */</text:p>
      <text:p text:style-name="Standard">{API_GETUUID, api_get_uuid},<text:tab/>/* 取得节点uuid值 */</text:p>
      <text:p text:style-name="Standard">{API_GETNAME, api_get_nodename},<text:tab/>/* 取得节点名 */</text:p>
      <text:p text:style-name="Standard">{API_SET_SENDQLEN, api_set_sendqlen}<text:tab/>/* 设置发送队列长度 */</text:p>
      <text:p text:style-name="Standard">};</text:p>
      <text:p text:style-name="Standard"/>
      <text:p text:style-name="Standard"/>
      <text:p text:style-name="Standard">heartbeat API client端</text:p>
      <text:p text:style-name="Standard">static struct llc_ops heartbeat_ops = {</text:p>
      <text:p text:style-name="Standard">signon:<text:tab/>hb_api_signon,<text:tab/>/* 注册新的heartbeat client */</text:p>
      <text:p text:style-name="Standard">signoff:<text:tab/>hb_api_signoff,<text:tab/>/* 注销一个heartbeat client */</text:p>
      <text:p text:style-name="Standard">delete:<text:tab/>hb_api_delete,<text:tab/>/* 注销结构 */</text:p>
      <text:p text:style-name="Standard">set_msg_callback:<text:tab/>set_msg_callback,<text:tab/>/* 设置某信息类型callback */</text:p>
      <text:p text:style-name="Standard">set_nstatus_callback:<text:tab/>set_nstatus_callback,<text:tab/>/* 设置节点状态类型callback */</text:p>
      <text:p text:style-name="Standard">set_ifstatus_callback:<text:tab/>set_ifstatus_callback,<text:tab/>/* 设置心跳状态类型callback */</text:p>
      <text:p text:style-name="Standard">set_cstatus_callback:<text:tab/>set_cstatus_callback,<text:tab/>/* 设置client状态类型callback */</text:p>
      <text:p text:style-name="Standard">init_nodewalk:<text:tab/>init_nodewalk,<text:tab/>/* 初始化节点遍历 */</text:p>
      <text:p text:style-name="Standard">nextnode:<text:tab/>nextnode,<text:tab/>/* 下一个节点 */</text:p>
      <text:p text:style-name="Standard">end_nodewalk:<text:tab/>end_nodewalk,<text:tab/>/* 结束节点遍历 */</text:p>
      <text:p text:style-name="Standard">node_status:<text:tab/>get_nodestatus,<text:tab/>/* 节点当前状态 */</text:p>
      <text:p text:style-name="Standard">node_type:<text:tab/>get_nodetype,<text:tab/>/* 节点类型 */</text:p>
      <text:p text:style-name="Standard">init_ifwalk:<text:tab/>init_ifwalk,<text:tab/>/* 初始化心跳遍历 */</text:p>
      <text:p text:style-name="Standard">nextif:<text:tab/>nextif,<text:tab/>/* 下一个心跳接口 */</text:p>
      <text:p text:style-name="Standard">end_ifwalk:<text:tab/>end_ifwalk,<text:tab/>/* 结束心跳遍历 */</text:p>
      <text:p text:style-name="Standard">if_status:<text:tab/>get_ifstatus,<text:tab/>/* 心跳当前状态 */</text:p>
      <text:p text:style-name="Standard">client_status:<text:tab/>get_clientstatus,<text:tab/>/* client当前状态 */</text:p>
      <text:p text:style-name="Standard">get_uuid_by_name:<text:tab/>get_uuid_by_name,<text:tab/>/* 根据名字取得uuid */</text:p>
      <text:p text:style-name="Standard">get_name_by_uuid:<text:tab/>get_name_by_uuid,<text:tab/>/* 根据uuid取得名字 */</text:p>
      <text:p text:style-name="Standard">sendclustermsg:<text:tab/>sendclustermsg,<text:tab/>/* 发送消息到cluster中所有成员*/</text:p>
      <text:p text:style-name="Standard">sendnodemsg:<text:tab/>sendnodemsg,<text:tab/>/* 发送消息到特定节点 */</text:p>
      <text:p text:style-name="Standard">sendnodemsg_byuuid:<text:tab/>sendnodemsg_byuuid,<text:tab/>/* 发送消息到特定节点(by uuid)*/</text:p>
      <text:p text:style-name="Standard">send_ordered_clustermsg:send_ordered_clustermsg, /* 发送顺序集群信息 */</text:p>
      <text:p text:style-name="Standard">send_ordered_nodemsg:<text:tab/>send_ordered_nodemsg,<text:tab/>/* 发送顺序节点信息 */</text:p>
      <text:p text:style-name="Standard">inputfd:<text:tab/>get_inputfd,<text:tab/>/* 返回和检测信息到达*/</text:p>
      <text:p text:style-name="Standard">ipcchan:<text:tab/>get_ipcchan,<text:tab/>/* 返回IPC_Channel 类型ipc通道 */</text:p>
      <text:p text:style-name="Standard">msgready:<text:tab/>msgready,<text:tab/>/* 当有信息可读时返回true*/</text:p>
      <text:p text:style-name="Standard">setmsgsignal:<text:tab/>hb_api_setsignal,<text:tab/>/* setmsgsignal */</text:p>
      <text:p text:style-name="Standard">rcvmsg:<text:tab/>rcvmsg,<text:tab/>/* 接收msg, 交给callback处理 */</text:p>
      <text:p text:style-name="Standard">readmsg:<text:tab/>read_msg_w_callbacks,<text:tab/>/* 返回没有注册callback的msg */</text:p>
      <text:p text:style-name="Standard">setfmode:<text:tab/>setfmode,<text:tab/>/* setfmode */</text:p>
      <text:p text:style-name="Standard">get_parameter:<text:tab/>get_parameter,<text:tab/></text:p>
      <text:p text:style-name="Standard"><text:soft-page-break/>get_deadtime:<text:tab/>get_deadtime,<text:tab/></text:p>
      <text:p text:style-name="Standard">get_keepalive:<text:tab/>get_keepalive,<text:tab/></text:p>
      <text:p text:style-name="Standard">get_mynodeid:<text:tab/>get_mynodeid,<text:tab/>/* 取得本地节点名 */</text:p>
      <text:p text:style-name="Standard">get_logfacility:<text:tab/>get_logfacility,<text:tab/>/* suggested logging facility */</text:p>
      <text:p text:style-name="Standard">get_resources:<text:tab/>get_resources,<text:tab/>/* 取得资源当前分布状态 */</text:p>
      <text:p text:style-name="Standard">chan_is_connected:<text:tab/>chan_is_connected,</text:p>
      <text:p text:style-name="Standard">set_sendq_len:<text:tab/>set_sendq_len,<text:tab/>/* 设置发送缓存区长度 */</text:p>
      <text:p text:style-name="Standard">set_send_block_mode:<text:tab/>socket_set_send_block_mode,</text:p>
      <text:p text:style-name="Standard">errmsg:<text:tab/>APIError,<text:tab/></text:p>
      <text:p text:style-name="Standard">};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00H00M52S</meta:editing-duration>
    <meta:editing-cycles>3</meta:editing-cycles>
    <meta:generator>OpenOffice.org/3.2$Win32 OpenOffice.org_project/320m18$Build-9502</meta:generator>
    <dc:date>2015-07-20T08:54:53.57</dc:date>
    <meta:document-statistic meta:table-count="0" meta:image-count="0" meta:object-count="0" meta:page-count="6" meta:paragraph-count="238" meta:word-count="1091" meta:character-count="7885"/>
    <meta:user-defined meta:name="Info 1"/>
    <meta:user-defined meta:name="Info 2"/>
    <meta:user-defined meta:name="Info 3"/>
    <meta:user-defined meta:name="Info 4"/>
  </office:meta>
</office:document-meta>
</file>